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1000002B4000002B9F396B306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3.442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8.294cm, 0cm)" draw:image-opacity="100%" style:mirror="none" loext:decorative="false"/>
    </style:style>
    <style:style style:name="gr4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 draw:style-name="gr1">
          <draw:frame draw:style-name="gr2" draw:text-style-name="P1" draw:layer="layout" svg:width="14.646cm" svg:height="1.309cm" svg:x="6.725cm" svg:y="11.37cm">
            <draw:image xlink:href="Pictures/10000001000002B4000002B9F396B306.png" xlink:type="simple" xlink:show="embed" xlink:actuate="onLoad" draw:mime-type="image/png">
              <text:p/>
            </draw:image>
          </draw:frame>
          <draw:frame draw:style-name="gr3" draw:text-style-name="P1" draw:layer="layout" svg:width="14.646cm" svg:height="6.457cm" svg:x="6.625cm" svg:y="4.827cm">
            <draw:image xlink:href="Pictures/10000001000002B4000002B9F396B306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6T09:31:37.172419269</meta:creation-date>
    <dc:date>2024-02-06T09:34:02.619908677</dc:date>
    <meta:editing-duration>PT2M26S</meta:editing-duration>
    <meta:editing-cycles>1</meta:editing-cycles>
    <meta:document-statistic meta:object-count="26"/>
    <meta:generator>LibreOffice/7.6.4.1$Linux_X86_64 LibreOffice_project/60$Build-1</meta:generator>
  </office:meta>
</office:document-meta>
</file>